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style:text-underline-style="none" officeooo:paragraph-rsid="01e8ab62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officeooo:paragraph-rsid="01e97f8b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705ff9"/>
    </style:style>
    <style:style style:name="P20" style:family="paragraph" style:parent-style-name="Standard">
      <style:paragraph-properties fo:line-height="100%"/>
      <style:text-properties officeooo:paragraph-rsid="018eb476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text-properties officeooo:paragraph-rsid="01f0312a"/>
    </style:style>
    <style:style style:name="P23" style:family="paragraph" style:parent-style-name="Standard">
      <style:paragraph-properties fo:line-height="100%"/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style:font-name="Liberation Sans2" fo:font-style="italic" officeooo:rsid="05fe4687" officeooo:paragraph-rsid="01ec61dc" style:font-style-asian="italic" style:font-style-complex="italic"/>
    </style:style>
    <style:style style:name="P25" style:family="paragraph" style:parent-style-name="Standard">
      <style:text-properties style:font-name="Liberation Sans2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Liberation Sans2" officeooo:paragraph-rsid="01e8ab62"/>
    </style:style>
    <style:style style:name="P27" style:family="paragraph" style:parent-style-name="Standard" style:master-page-name="Standard">
      <style:paragraph-properties style:page-number="auto"/>
      <style:text-properties officeooo:paragraph-rsid="01f21e76"/>
    </style:style>
    <style:style style:name="P28" style:family="paragraph" style:parent-style-name="Standard" style:list-style-name="L1">
      <style:text-properties style:font-name="Liberation Sans2" fo:font-size="12pt" fo:font-weight="bold" officeooo:paragraph-rsid="019a3860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2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2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2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2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2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2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2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2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2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2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2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Liberation Sans2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Liberation Sans2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Liberation Sans2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Liberation Sans2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font-name="Liberation Sans2" fo:language="nl" fo:country="NL" fo:background-color="transparent" loext:char-shading-value="0" style:font-size-asian="12pt" style:language-asian="nl" style:country-asian="NL" style:font-size-complex="12pt"/>
    </style:style>
    <style:style style:name="T51" style:family="text">
      <style:text-properties fo:color="#000000" style:font-name="Liberation Sans2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style:font-name="Liberation Sans2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fo:color="#000000" style:font-name="Liberation Sans2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4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style:font-name="Liberation Sans2"/>
    </style:style>
    <style:style style:name="T56" style:family="text">
      <style:text-properties style:font-name="Liberation Sans2" officeooo:rsid="01cfd8fe"/>
    </style:style>
    <style:style style:name="T57" style:family="text">
      <style:text-properties style:font-name="Liberation Sans2" officeooo:rsid="01abc67c"/>
    </style:style>
    <style:style style:name="T58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2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style:font-name="Liberation Sans2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style:font-name="Liberation Sans2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style:font-name="Liberation Sans2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5" style:family="text">
      <style:text-properties style:font-name="Liberation Sans2" fo:font-size="12pt" fo:language="nl" fo:country="NL" fo:font-style="italic" officeooo:rsid="00da78d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6" style:family="text">
      <style:text-properties style:font-name="Liberation Sans2" fo:font-size="12pt" fo:language="nl" fo:country="NL" fo:font-style="italic" officeooo:rsid="01639b8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33">C</text:span></text:span><text:span text:style-name="Strong_20_Emphasis"><text:span text:style-name="T34">h</text:span></text:span><text:span text:style-name="Strong_20_Emphasis"><text:span text:style-name="T32">ecklist voor </text:span></text:span><text:span text:style-name="Strong_20_Emphasis"><text:span text:style-name="T35">de installatie</text:span></text:span><text:span text:style-name="Strong_20_Emphasis"><text:span text:style-name="T32"> van </text:span></text:span><text:reference-mark-start text:name="Distributie"/><text:span text:style-name="Strong_20_Emphasis"><text:span text:style-name="T36">Ubunt</text:span></text:span><text:span text:style-name="Strong_20_Emphasis"><text:span text:style-name="T37">u</text:span></text:span><text:reference-mark-end text:name="Distributie"/><text:span text:style-name="Strong_20_Emphasis"><text:span text:style-name="T36"> </text:span></text:span><text:reference-mark-start text:name="Versie"/><text:span text:style-name="T56">20</text:span><text:span text:style-name="Strong_20_Emphasis"><text:span text:style-name="T36">.</text:span></text:span><text:span text:style-name="Strong_20_Emphasis"><text:span text:style-name="T38">04</text:span>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9"> </text:span></text:span><text:reference-mark-start text:name="Editie"/><text:span text:style-name="Strong_20_Emphasis"><text:span text:style-name="T39">desktop</text:span></text:span><text:reference-mark-end text:name="Editie"/><text:span text:style-name="Strong_20_Emphasis"><text:span text:style-name="T40"> </text:span></text:span><text:span text:style-name="Strong_20_Emphasis"><text:span text:style-name="T32">op </text:span></text:span><text:reference-mark-start text:name="Computernaam"/><text:span text:style-name="T57">pc</text:span><text:span text:style-name="Strong_20_Emphasis"><text:span text:style-name="T41">04</text:span></text:span><text:reference-mark-end text:name="Computernaam"/><text:span text:style-name="T42">.</text:span><text:span text:style-name="Strong_20_Emphasis"><text:span text:style-name="T32"><text:line-break/></text:span></text:span></text:p>
      <text:p text:style-name="P20"><text:span text:style-name="T32">Kijk op </text:span><text:a xlink:type="simple" xlink:href="https://karelzimmer.nl/" text:style-name="Internet_20_link" text:visited-style-name="Visited_20_Internet_20_Link"><text:span text:style-name="Internet_20_link"><text:span text:style-name="T58">karelzimmer.nl</text:span></text:span></text:a><text:span text:style-name="T32"> </text:span><text:span text:style-name="T15">voor</text:span><text:span text:style-name="T16"> </text:span><text:span text:style-name="T54">deze en andere </text:span><text:span text:style-name="T17">checklists, scripts, en overige bestanden.</text:span></text:p>
      <text:p text:style-name="P23"/>
      <text:p text:style-name="P24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2"><text:span text:style-name="Strong_20_Emphasis"><text:span text:style-name="T49"/></text:span></text:p>
      <text:p text:style-name="P10"><text:span text:style-name="Definition"><text:span text:style-name="T65">g</text:span></text:span><text:span text:style-name="Definition"><text:span text:style-name="T64">ebruiker</text:span></text:span><text:span text:style-name="T32"><text:tab/><text:tab/><text:tab/><text:tab/></text:span><text:span text:style-name="User_20_Entry"><text:span text:style-name="T50">Nina Zimmer</text:span></text:span></text:p>
      <text:p text:style-name="P11"><text:span text:style-name="Definition"><text:span text:style-name="T65">g</text:span></text:span><text:span text:style-name="Definition"><text:span text:style-name="T64">ebruikersnaam</text:span></text:span><text:span text:style-name="Definition"><text:span text:style-name="T59"><text:tab/></text:span></text:span><text:span text:style-name="User_20_Entry"><text:span text:style-name="T50">nina</text:span></text:span></text:p>
      <text:p text:style-name="P13"><text:span text:style-name="Definition"><text:span text:style-name="T65">c</text:span></text:span><text:span text:style-name="Definition"><text:span text:style-name="T64">omputernaam</text:span></text:span><text:span text:style-name="Definition"><text:span text:style-name="T61"><text:tab/><text:tab/></text:span></text:span><text:span text:style-name="User_20_Entry"><text:span text:style-name="T51"><text:reference-ref text:reference-format="text" text:ref-name="Computernaam">pc04</text:reference-ref></text:span></text:span><text:span text:style-name="T43"> <text:tab/><text:tab/><text:tab/><text:tab/>(</text:span><text:span text:style-name="T44">N</text:span><text:span text:style-name="T45">aast </text:span><text:span text:style-name="T46">W</text:span><text:span text:style-name="T47">indows </text:span><text:span text:style-name="T48">10</text:span><text:span text:style-name="T46"> – </text:span><text:span text:style-name="T45">dual boot</text:span><text:span text:style-name="T43">)</text:span></text:p>
      <text:p text:style-name="P12"><text:span text:style-name="Definition"><text:span text:style-name="T65">o</text:span></text:span><text:span text:style-name="Definition"><text:span text:style-name="T66">pstartmenu</text:span></text:span><text:span text:style-name="T32"><text:tab/><text:tab/><text:tab/></text:span><text:span text:style-name="User_20_Entry"><text:span text:style-name="T52">F9</text:span></text:span></text:p>
      <text:p text:style-name="P19"><text:span text:style-name="Definition"><text:span text:style-name="T65">i</text:span></text:span><text:span text:style-name="Definition"><text:span text:style-name="T66">nstellingen</text:span></text:span><text:span text:style-name="T32"><text:tab/><text:tab/><text:tab/></text:span><text:span text:style-name="User_20_Entry"><text:span text:style-name="T53">Esc</text:span></text:span></text:p>
      <text:p text:style-name="P3"><text:span text:style-name="Definition"><text:span text:style-name="T63"/></text:span></text:p>
      <text:p text:style-name="P6"/>
      <text:list xml:id="list3688376336" text:style-name="L1">
        <text:list-item>
          <text:p text:style-name="P28">Installatie voorbereiden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4"><text:span text:style-name="Strong_20_Emphasis"><text:span text:style-name="T30"/></text:span></text:p>
      <text:p text:style-name="P5"/>
      <text:list xml:id="list161537921136249" text:continue-numbering="true" text:style-name="L1">
        <text:list-item>
          <text:p text:style-name="P29">Installatie uitvoeren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1" draw:name="Vorm2" draw:style-name="gr1" draw:text-style-name="P3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6">Installeer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6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4" draw:name="Vorm3" draw:style-name="gr1" draw:text-style-name="P3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8"/>
      <text:p text:style-name="P9"/>
      <text:list xml:id="list161538373082582" text:continue-numbering="true" text:style-name="L1">
        <text:list-item>
          <text:p text:style-name="P30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Standard"><text:span text:style-name="Strong_20_Emphasis"><text:span text:style-name="T14"><text:line-break/></text:span></text:span></text:p>
      <text:list xml:id="list161537771480173" text:continue-numbering="true" text:style-name="L1">
        <text:list-item>
          <text:p text:style-name="P31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3" draw:name="Vorm5" draw:style-name="gr1" draw:text-style-name="P32" svg:width="0.35cm" svg:height="0.35cm" draw:control="control4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4"><text:span text:style-name="Strong_20_Emphasis"><text:span text:style-name="T18"/></text:span></text:p>
      <text:p text:style-name="P25"/>
      <text:p text:style-name="P22"><text:span text:style-name="T10">E</text:span><text:span text:style-name="T11">inde c</text:span><text:span text:style-name="T9">hecklist, </text:span><text:span text:style-name="T12">d</text:span><text:span text:style-name="T9">e installatie van </text:span><text:span text:style-name="T9"><text:reference-ref text:reference-format="text" text:ref-name="Distributie">Ubuntu</text:reference-ref></text:span><text:span text:style-name="T9"><text:s/></text:span><text:span text:style-name="T7"><text:reference-ref text:reference-format="text" text:ref-name="Versie">20.04</text:reference-ref></text:span><text:span text:style-name="T7"><text:s/></text:span><text:span text:style-name="T8">LTS</text:span><text:span text:style-name="T9"> </text:span><text:span text:style-name="T9"><text:reference-ref text:reference-format="text" text:ref-name="Editie">desktop</text:reference-ref></text:span><text:span text:style-name="T9"><text:s/></text:span><text:span text:style-name="T13">op </text:span><text:span text:style-name="T13"><text:reference-ref text:reference-format="text" text:ref-name="Computernaam">pc04</text:reference-ref></text:span><text:span text:style-name="T13"><text:s/></text:span><text:span text:style-name="T9">is voltooid.<text:line-break/><text:line-break/></text:span><text:span text:style-name="T31">Geschreven</text:span><text:span text:style-name="T19"> door Karel Zimmer &lt;</text:span><text:a xlink:type="simple" xlink:href="mailto:info@karelzimmer.nl" text:style-name="Internet_20_link" text:visited-style-name="Visited_20_Internet_20_Link"><text:span text:style-name="T55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Liberation Sans1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4</text:file-name><text:tab/><text:date style:data-style-name="N36" text:date-value="2022-02-27T16:15:36.387561215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6:15:36.293819789</dc:date>
    <meta:printed-by>Karel Zimmer</meta:printed-by>
    <meta:print-date>2010-10-15T14:58:44</meta:print-date>
    <meta:keyword>Installatie</meta:keyword>
    <meta:keyword>Checklist</meta:keyword>
    <meta:keyword>Linux</meta:keyword>
    <meta:editing-cycles>2093</meta:editing-cycles>
    <meta:editing-duration>P5DT2H15M55S</meta:editing-duration>
    <dc:creator>Karel Zimmer</dc:creator>
    <meta:document-statistic meta:table-count="4" meta:image-count="0" meta:object-count="0" meta:page-count="1" meta:paragraph-count="26" meta:word-count="129" meta:character-count="953" meta:non-whitespace-character-count="826"/>
    <meta:user-defined meta:name="Info 1"/>
    <meta:user-defined meta:name="Info 2"/>
    <meta:user-defined meta:name="Info 3"/>
    <meta:user-defined meta:name="Info 4"/>
  </office:meta>
</office:document-meta>
</file>